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02" table:style-name="ta1">
        <table:shapes>
          <draw:frame draw:z-index="0" draw:style-name="gr1" draw:text-style-name="P1" svg:width="159.99mm" svg:height="89.99mm" svg:x="135.01mm" svg:y="1mm">
            <loext:p draw:notify-on-update-of-ranges="test102.B1:test102.B1 test102.B2:test102.B96 test102.G1:test102.G1 test102.G2:test102.G96 test102.C1:test102.C1 test102.C2:test102.C96 test102.D1:test102.D1 test102.D2:test102.D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9.68mm" svg:y="101.68mm">
            <loext:p draw:notify-on-update-of-ranges="test102.G1:test102.G1 test102.G2:test102.G66 test102.C1:test102.C1 test102.C2:test102.C66 test102.G1:test102.G1 test102.G2:test102.G66 test102.D1:test102.D1 test102.D2:test102.D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27</text:p>
          </table:table-cell>
          <table:table-cell office:value-type="float" office:value="0.115237" calcext:value-type="float">
            <text:p>0.115237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" calcext:value-type="float">
            <text:p>0</text:p>
          </table:table-cell>
          <table:table-cell office:value-type="float" office:value="82725" calcext:value-type="float">
            <text:p>827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28</text:p>
          </table:table-cell>
          <table:table-cell office:value-type="float" office:value="0.024243" calcext:value-type="float">
            <text:p>0.024243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" calcext:value-type="float">
            <text:p>0</text:p>
          </table:table-cell>
          <table:table-cell office:value-type="float" office:value="31516" calcext:value-type="float">
            <text:p>315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2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" calcext:value-type="float">
            <text:p>0</text:p>
          </table:table-cell>
          <table:table-cell office:value-type="float" office:value="31582" calcext:value-type="float">
            <text:p>315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0</text:p>
          </table:table-cell>
          <table:table-cell office:value-type="float" office:value="0.006708" calcext:value-type="float">
            <text:p>0.006708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" calcext:value-type="float">
            <text:p>0</text:p>
          </table:table-cell>
          <table:table-cell office:value-type="float" office:value="33660" calcext:value-type="float">
            <text:p>336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1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" calcext:value-type="float">
            <text:p>0</text:p>
          </table:table-cell>
          <table:table-cell office:value-type="float" office:value="42798" calcext:value-type="float">
            <text:p>427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2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31033" calcext:value-type="float">
            <text:p>3103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3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" calcext:value-type="float">
            <text:p>0</text:p>
          </table:table-cell>
          <table:table-cell office:value-type="float" office:value="42659" calcext:value-type="float">
            <text:p>426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4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" calcext:value-type="float">
            <text:p>0</text:p>
          </table:table-cell>
          <table:table-cell office:value-type="float" office:value="68516" calcext:value-type="float">
            <text:p>685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5</text:p>
          </table:table-cell>
          <table:table-cell office:value-type="float" office:value="0.009604" calcext:value-type="float">
            <text:p>0.009604</text:p>
          </table:table-cell>
          <table:table-cell office:value-type="float" office:value="0.005726" calcext:value-type="float">
            <text:p>0.005726</text:p>
          </table:table-cell>
          <table:table-cell office:value-type="float" office:value="0" calcext:value-type="float">
            <text:p>0</text:p>
          </table:table-cell>
          <table:table-cell office:value-type="float" office:value="91702" calcext:value-type="float">
            <text:p>917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6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0" calcext:value-type="float">
            <text:p>0</text:p>
          </table:table-cell>
          <table:table-cell office:value-type="float" office:value="68326" calcext:value-type="float">
            <text:p>683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7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" calcext:value-type="float">
            <text:p>0</text:p>
          </table:table-cell>
          <table:table-cell office:value-type="float" office:value="61381" calcext:value-type="float">
            <text:p>6138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8</text:p>
          </table:table-cell>
          <table:table-cell office:value-type="float" office:value="0.009436" calcext:value-type="float">
            <text:p>0.009436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" calcext:value-type="float">
            <text:p>0</text:p>
          </table:table-cell>
          <table:table-cell office:value-type="float" office:value="79505" calcext:value-type="float">
            <text:p>795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3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0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" calcext:value-type="float">
            <text:p>0</text:p>
          </table:table-cell>
          <table:table-cell office:value-type="float" office:value="100271" calcext:value-type="float">
            <text:p>1002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1</text:p>
          </table:table-cell>
          <table:table-cell office:value-type="float" office:value="0.009077" calcext:value-type="float">
            <text:p>0.009077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" calcext:value-type="float">
            <text:p>0</text:p>
          </table:table-cell>
          <table:table-cell office:value-type="float" office:value="60970" calcext:value-type="float">
            <text:p>6097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2</text:p>
          </table:table-cell>
          <table:table-cell office:value-type="float" office:value="0.010529" calcext:value-type="float">
            <text:p>0.010529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" calcext:value-type="float">
            <text:p>0</text:p>
          </table:table-cell>
          <table:table-cell office:value-type="float" office:value="75874" calcext:value-type="float">
            <text:p>7587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3</text:p>
          </table:table-cell>
          <table:table-cell office:value-type="float" office:value="0.008375" calcext:value-type="float">
            <text:p>0.008375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" calcext:value-type="float">
            <text:p>0</text:p>
          </table:table-cell>
          <table:table-cell office:value-type="float" office:value="49877" calcext:value-type="float">
            <text:p>498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4</text:p>
          </table:table-cell>
          <table:table-cell office:value-type="float" office:value="0.007595" calcext:value-type="float">
            <text:p>0.007595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" calcext:value-type="float">
            <text:p>0</text:p>
          </table:table-cell>
          <table:table-cell office:value-type="float" office:value="36423" calcext:value-type="float">
            <text:p>364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5</text:p>
          </table:table-cell>
          <table:table-cell office:value-type="float" office:value="0.007374" calcext:value-type="float">
            <text:p>0.007374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" calcext:value-type="float">
            <text:p>0</text:p>
          </table:table-cell>
          <table:table-cell office:value-type="float" office:value="40838" calcext:value-type="float">
            <text:p>408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6</text:p>
          </table:table-cell>
          <table:table-cell office:value-type="float" office:value="0.009541" calcext:value-type="float">
            <text:p>0.009541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" calcext:value-type="float">
            <text:p>0</text:p>
          </table:table-cell>
          <table:table-cell office:value-type="float" office:value="57136" calcext:value-type="float">
            <text:p>571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7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" calcext:value-type="float">
            <text:p>0</text:p>
          </table:table-cell>
          <table:table-cell office:value-type="float" office:value="47800" calcext:value-type="float">
            <text:p>4780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8</text:p>
          </table:table-cell>
          <table:table-cell office:value-type="float" office:value="0.009448" calcext:value-type="float">
            <text:p>0.009448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0" calcext:value-type="float">
            <text:p>0</text:p>
          </table:table-cell>
          <table:table-cell office:value-type="float" office:value="51858" calcext:value-type="float">
            <text:p>5185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49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" calcext:value-type="float">
            <text:p>0</text:p>
          </table:table-cell>
          <table:table-cell office:value-type="float" office:value="49176" calcext:value-type="float">
            <text:p>4917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0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" calcext:value-type="float">
            <text:p>0</text:p>
          </table:table-cell>
          <table:table-cell office:value-type="float" office:value="52149" calcext:value-type="float">
            <text:p>5214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1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" calcext:value-type="float">
            <text:p>0</text:p>
          </table:table-cell>
          <table:table-cell office:value-type="float" office:value="71644" calcext:value-type="float">
            <text:p>7164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2</text:p>
          </table:table-cell>
          <table:table-cell office:value-type="float" office:value="0.022728" calcext:value-type="float">
            <text:p>0.022728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0" calcext:value-type="float">
            <text:p>0</text:p>
          </table:table-cell>
          <table:table-cell office:value-type="float" office:value="82303" calcext:value-type="float">
            <text:p>8230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3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" calcext:value-type="float">
            <text:p>0</text:p>
          </table:table-cell>
          <table:table-cell office:value-type="float" office:value="67147" calcext:value-type="float">
            <text:p>6714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4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0.007395" calcext:value-type="float">
            <text:p>0.007395</text:p>
          </table:table-cell>
          <table:table-cell office:value-type="float" office:value="0" calcext:value-type="float">
            <text:p>0</text:p>
          </table:table-cell>
          <table:table-cell office:value-type="float" office:value="74416" calcext:value-type="float">
            <text:p>744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5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" calcext:value-type="float">
            <text:p>0</text:p>
          </table:table-cell>
          <table:table-cell office:value-type="float" office:value="85680" calcext:value-type="float">
            <text:p>856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6</text:p>
          </table:table-cell>
          <table:table-cell office:value-type="float" office:value="0.010781" calcext:value-type="float">
            <text:p>0.010781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" calcext:value-type="float">
            <text:p>0</text:p>
          </table:table-cell>
          <table:table-cell office:value-type="float" office:value="63188" calcext:value-type="float">
            <text:p>6318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7</text:p>
          </table:table-cell>
          <table:table-cell office:value-type="float" office:value="0.036473" calcext:value-type="float">
            <text:p>0.036473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" calcext:value-type="float">
            <text:p>0</text:p>
          </table:table-cell>
          <table:table-cell office:value-type="float" office:value="99545" calcext:value-type="float">
            <text:p>9954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8</text:p>
          </table:table-cell>
          <table:table-cell office:value-type="float" office:value="0.016998" calcext:value-type="float">
            <text:p>0.016998</text:p>
          </table:table-cell>
          <table:table-cell office:value-type="float" office:value="0.005737" calcext:value-type="float">
            <text:p>0.005737</text:p>
          </table:table-cell>
          <table:table-cell office:value-type="float" office:value="0" calcext:value-type="float">
            <text:p>0</text:p>
          </table:table-cell>
          <table:table-cell office:value-type="float" office:value="51157" calcext:value-type="float">
            <text:p>5115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2:59</text:p>
          </table:table-cell>
          <table:table-cell office:value-type="float" office:value="0.020456" calcext:value-type="float">
            <text:p>0.020456</text:p>
          </table:table-cell>
          <table:table-cell office:value-type="float" office:value="0.006989" calcext:value-type="float">
            <text:p>0.006989</text:p>
          </table:table-cell>
          <table:table-cell office:value-type="float" office:value="0" calcext:value-type="float">
            <text:p>0</text:p>
          </table:table-cell>
          <table:table-cell office:value-type="float" office:value="73546" calcext:value-type="float">
            <text:p>7354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0</text:p>
          </table:table-cell>
          <table:table-cell office:value-type="float" office:value="0.023515" calcext:value-type="float">
            <text:p>0.023515</text:p>
          </table:table-cell>
          <table:table-cell office:value-type="float" office:value="0.009518" calcext:value-type="float">
            <text:p>0.009518</text:p>
          </table:table-cell>
          <table:table-cell office:value-type="float" office:value="0" calcext:value-type="float">
            <text:p>0</text:p>
          </table:table-cell>
          <table:table-cell office:value-type="float" office:value="89479" calcext:value-type="float">
            <text:p>8947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1</text:p>
          </table:table-cell>
          <table:table-cell office:value-type="float" office:value="0.115092" calcext:value-type="float">
            <text:p>0.115092</text:p>
          </table:table-cell>
          <table:table-cell office:value-type="float" office:value="0.033118" calcext:value-type="float">
            <text:p>0.033118</text:p>
          </table:table-cell>
          <table:table-cell office:value-type="float" office:value="0" calcext:value-type="float">
            <text:p>0</text:p>
          </table:table-cell>
          <table:table-cell office:value-type="float" office:value="135585" calcext:value-type="float">
            <text:p>13558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2</text:p>
          </table:table-cell>
          <table:table-cell office:value-type="float" office:value="0.102407" calcext:value-type="float">
            <text:p>0.102407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0" calcext:value-type="float">
            <text:p>0</text:p>
          </table:table-cell>
          <table:table-cell office:value-type="float" office:value="52200" calcext:value-type="float">
            <text:p>5220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3</text:p>
          </table:table-cell>
          <table:table-cell office:value-type="float" office:value="0.018684" calcext:value-type="float">
            <text:p>0.018684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0" calcext:value-type="float">
            <text:p>0</text:p>
          </table:table-cell>
          <table:table-cell office:value-type="float" office:value="73861" calcext:value-type="float">
            <text:p>7386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4</text:p>
          </table:table-cell>
          <table:table-cell office:value-type="float" office:value="0.008966" calcext:value-type="float">
            <text:p>0.008966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" calcext:value-type="float">
            <text:p>0</text:p>
          </table:table-cell>
          <table:table-cell office:value-type="float" office:value="28010" calcext:value-type="float">
            <text:p>2801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5</text:p>
          </table:table-cell>
          <table:table-cell office:value-type="float" office:value="0.015332" calcext:value-type="float">
            <text:p>0.01533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" calcext:value-type="float">
            <text:p>0</text:p>
          </table:table-cell>
          <table:table-cell office:value-type="float" office:value="62714" calcext:value-type="float">
            <text:p>6271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6</text:p>
          </table:table-cell>
          <table:table-cell office:value-type="float" office:value="0.012807" calcext:value-type="float">
            <text:p>0.012807</text:p>
          </table:table-cell>
          <table:table-cell office:value-type="float" office:value="0.005484" calcext:value-type="float">
            <text:p>0.005484</text:p>
          </table:table-cell>
          <table:table-cell office:value-type="float" office:value="0" calcext:value-type="float">
            <text:p>0</text:p>
          </table:table-cell>
          <table:table-cell office:value-type="float" office:value="55847" calcext:value-type="float">
            <text:p>5584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7</text:p>
          </table:table-cell>
          <table:table-cell office:value-type="float" office:value="0.025474" calcext:value-type="float">
            <text:p>0.025474</text:p>
          </table:table-cell>
          <table:table-cell office:value-type="float" office:value="0.008579" calcext:value-type="float">
            <text:p>0.008579</text:p>
          </table:table-cell>
          <table:table-cell office:value-type="float" office:value="0" calcext:value-type="float">
            <text:p>0</text:p>
          </table:table-cell>
          <table:table-cell office:value-type="float" office:value="73087" calcext:value-type="float">
            <text:p>7308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8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" calcext:value-type="float">
            <text:p>0</text:p>
          </table:table-cell>
          <table:table-cell office:value-type="float" office:value="54075" calcext:value-type="float">
            <text:p>5407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09</text:p>
          </table:table-cell>
          <table:table-cell office:value-type="float" office:value="0.030732" calcext:value-type="float">
            <text:p>0.030732</text:p>
          </table:table-cell>
          <table:table-cell office:value-type="float" office:value="0.010254" calcext:value-type="float">
            <text:p>0.010254</text:p>
          </table:table-cell>
          <table:table-cell office:value-type="float" office:value="0" calcext:value-type="float">
            <text:p>0</text:p>
          </table:table-cell>
          <table:table-cell office:value-type="float" office:value="81822" calcext:value-type="float">
            <text:p>8182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0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0" calcext:value-type="float">
            <text:p>0</text:p>
          </table:table-cell>
          <table:table-cell office:value-type="float" office:value="60023" calcext:value-type="float">
            <text:p>6002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1</text:p>
          </table:table-cell>
          <table:table-cell office:value-type="float" office:value="0.099874" calcext:value-type="float">
            <text:p>0.099874</text:p>
          </table:table-cell>
          <table:table-cell office:value-type="float" office:value="0.027593" calcext:value-type="float">
            <text:p>0.027593</text:p>
          </table:table-cell>
          <table:table-cell office:value-type="float" office:value="0" calcext:value-type="float">
            <text:p>0</text:p>
          </table:table-cell>
          <table:table-cell office:value-type="float" office:value="99412" calcext:value-type="float">
            <text:p>9941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2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0.010409" calcext:value-type="float">
            <text:p>0.010409</text:p>
          </table:table-cell>
          <table:table-cell office:value-type="float" office:value="0" calcext:value-type="float">
            <text:p>0</text:p>
          </table:table-cell>
          <table:table-cell office:value-type="float" office:value="72003" calcext:value-type="float">
            <text:p>7200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3</text:p>
          </table:table-cell>
          <table:table-cell office:value-type="float" office:value="0.086099" calcext:value-type="float">
            <text:p>0.086099</text:p>
          </table:table-cell>
          <table:table-cell office:value-type="float" office:value="0.022961" calcext:value-type="float">
            <text:p>0.022961</text:p>
          </table:table-cell>
          <table:table-cell office:value-type="float" office:value="0" calcext:value-type="float">
            <text:p>0</text:p>
          </table:table-cell>
          <table:table-cell office:value-type="float" office:value="91892" calcext:value-type="float">
            <text:p>91892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4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" calcext:value-type="float">
            <text:p>0</text:p>
          </table:table-cell>
          <table:table-cell office:value-type="float" office:value="78513" calcext:value-type="float">
            <text:p>7851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5</text:p>
          </table:table-cell>
          <table:table-cell office:value-type="float" office:value="0.359962" calcext:value-type="float">
            <text:p>0.359962</text:p>
          </table:table-cell>
          <table:table-cell office:value-type="float" office:value="0.03404" calcext:value-type="float">
            <text:p>0.03404</text:p>
          </table:table-cell>
          <table:table-cell office:value-type="float" office:value="0" calcext:value-type="float">
            <text:p>0</text:p>
          </table:table-cell>
          <table:table-cell office:value-type="float" office:value="99546" calcext:value-type="float">
            <text:p>995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6</text:p>
          </table:table-cell>
          <table:table-cell office:value-type="float" office:value="0.133644" calcext:value-type="float">
            <text:p>0.133644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" calcext:value-type="float">
            <text:p>0</text:p>
          </table:table-cell>
          <table:table-cell office:value-type="float" office:value="62846" calcext:value-type="float">
            <text:p>6284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7</text:p>
          </table:table-cell>
          <table:table-cell office:value-type="float" office:value="0.28465" calcext:value-type="float">
            <text:p>0.28465</text:p>
          </table:table-cell>
          <table:table-cell office:value-type="float" office:value="0.030384" calcext:value-type="float">
            <text:p>0.030384</text:p>
          </table:table-cell>
          <table:table-cell office:value-type="float" office:value="0" calcext:value-type="float">
            <text:p>0</text:p>
          </table:table-cell>
          <table:table-cell office:value-type="float" office:value="112084" calcext:value-type="float">
            <text:p>11208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8</text:p>
          </table:table-cell>
          <table:table-cell office:value-type="float" office:value="0.412031" calcext:value-type="float">
            <text:p>0.412031</text:p>
          </table:table-cell>
          <table:table-cell office:value-type="float" office:value="0.015743" calcext:value-type="float">
            <text:p>0.015743</text:p>
          </table:table-cell>
          <table:table-cell office:value-type="float" office:value="0" calcext:value-type="float">
            <text:p>0</text:p>
          </table:table-cell>
          <table:table-cell office:value-type="float" office:value="57568" calcext:value-type="float">
            <text:p>5756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19</text:p>
          </table:table-cell>
          <table:table-cell office:value-type="float" office:value="0.277665" calcext:value-type="float">
            <text:p>0.277665</text:p>
          </table:table-cell>
          <table:table-cell office:value-type="float" office:value="0.028187" calcext:value-type="float">
            <text:p>0.028187</text:p>
          </table:table-cell>
          <table:table-cell office:value-type="float" office:value="0" calcext:value-type="float">
            <text:p>0</text:p>
          </table:table-cell>
          <table:table-cell office:value-type="float" office:value="86887" calcext:value-type="float">
            <text:p>8688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0</text:p>
          </table:table-cell>
          <table:table-cell office:value-type="float" office:value="0.355021" calcext:value-type="float">
            <text:p>0.355021</text:p>
          </table:table-cell>
          <table:table-cell office:value-type="float" office:value="0.030366" calcext:value-type="float">
            <text:p>0.030366</text:p>
          </table:table-cell>
          <table:table-cell office:value-type="float" office:value="0" calcext:value-type="float">
            <text:p>0</text:p>
          </table:table-cell>
          <table:table-cell office:value-type="float" office:value="65530" calcext:value-type="float">
            <text:p>6553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1</text:p>
          </table:table-cell>
          <table:table-cell office:value-type="float" office:value="0.670941" calcext:value-type="float">
            <text:p>0.670941</text:p>
          </table:table-cell>
          <table:table-cell office:value-type="float" office:value="0.039667" calcext:value-type="float">
            <text:p>0.039667</text:p>
          </table:table-cell>
          <table:table-cell office:value-type="float" office:value="0" calcext:value-type="float">
            <text:p>0</text:p>
          </table:table-cell>
          <table:table-cell office:value-type="float" office:value="85071" calcext:value-type="float">
            <text:p>85071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2</text:p>
          </table:table-cell>
          <table:table-cell office:value-type="float" office:value="0.954543" calcext:value-type="float">
            <text:p>0.954543</text:p>
          </table:table-cell>
          <table:table-cell office:value-type="float" office:value="0.020195" calcext:value-type="float">
            <text:p>0.020195</text:p>
          </table:table-cell>
          <table:table-cell office:value-type="float" office:value="0" calcext:value-type="float">
            <text:p>0</text:p>
          </table:table-cell>
          <table:table-cell office:value-type="float" office:value="79104" calcext:value-type="float">
            <text:p>79104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3</text:p>
          </table:table-cell>
          <table:table-cell office:value-type="float" office:value="1.285811" calcext:value-type="float">
            <text:p>1.285811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" calcext:value-type="float">
            <text:p>0</text:p>
          </table:table-cell>
          <table:table-cell office:value-type="float" office:value="98986" calcext:value-type="float">
            <text:p>9898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4</text:p>
          </table:table-cell>
          <table:table-cell office:value-type="float" office:value="1.701026" calcext:value-type="float">
            <text:p>1.701026</text:p>
          </table:table-cell>
          <table:table-cell office:value-type="float" office:value="0.025914" calcext:value-type="float">
            <text:p>0.025914</text:p>
          </table:table-cell>
          <table:table-cell office:value-type="float" office:value="0" calcext:value-type="float">
            <text:p>0</text:p>
          </table:table-cell>
          <table:table-cell office:value-type="float" office:value="82961" calcext:value-type="float">
            <text:p>8296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5</text:p>
          </table:table-cell>
          <table:table-cell office:value-type="float" office:value="1.984313" calcext:value-type="float">
            <text:p>1.984313</text:p>
          </table:table-cell>
          <table:table-cell office:value-type="float" office:value="0.034365" calcext:value-type="float">
            <text:p>0.034365</text:p>
          </table:table-cell>
          <table:table-cell office:value-type="float" office:value="0" calcext:value-type="float">
            <text:p>0</text:p>
          </table:table-cell>
          <table:table-cell office:value-type="float" office:value="86712" calcext:value-type="float">
            <text:p>8671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6</text:p>
          </table:table-cell>
          <table:table-cell office:value-type="float" office:value="1.743972" calcext:value-type="float">
            <text:p>1.743972</text:p>
          </table:table-cell>
          <table:table-cell office:value-type="float" office:value="0.035528" calcext:value-type="float">
            <text:p>0.035528</text:p>
          </table:table-cell>
          <table:table-cell office:value-type="float" office:value="0" calcext:value-type="float">
            <text:p>0</text:p>
          </table:table-cell>
          <table:table-cell office:value-type="float" office:value="98306" calcext:value-type="float">
            <text:p>98306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7</text:p>
          </table:table-cell>
          <table:table-cell office:value-type="float" office:value="2.869269" calcext:value-type="float">
            <text:p>2.869269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" calcext:value-type="float">
            <text:p>0</text:p>
          </table:table-cell>
          <table:table-cell office:value-type="float" office:value="53592" calcext:value-type="float">
            <text:p>5359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8</text:p>
          </table:table-cell>
          <table:table-cell office:value-type="float" office:value="7.096351" calcext:value-type="float">
            <text:p>7.096351</text:p>
          </table:table-cell>
          <table:table-cell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  <table:table-cell office:value-type="float" office:value="170559" calcext:value-type="float">
            <text:p>170559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29</text:p>
          </table:table-cell>
          <table:table-cell office:value-type="float" office:value="4.360905" calcext:value-type="float">
            <text:p>4.360905</text:p>
          </table:table-cell>
          <table:table-cell office:value-type="float" office:value="0.08203" calcext:value-type="float">
            <text:p>0.08203</text:p>
          </table:table-cell>
          <table:table-cell office:value-type="float" office:value="0" calcext:value-type="float">
            <text:p>0</text:p>
          </table:table-cell>
          <table:table-cell office:value-type="float" office:value="168132" calcext:value-type="float">
            <text:p>16813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0</text:p>
          </table:table-cell>
          <table:table-cell office:value-type="float" office:value="5.428224" calcext:value-type="float">
            <text:p>5.428224</text:p>
          </table:table-cell>
          <table:table-cell office:value-type="float" office:value="0.044677" calcext:value-type="float">
            <text:p>0.044677</text:p>
          </table:table-cell>
          <table:table-cell office:value-type="float" office:value="0" calcext:value-type="float">
            <text:p>0</text:p>
          </table:table-cell>
          <table:table-cell office:value-type="float" office:value="83206" calcext:value-type="float">
            <text:p>8320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1</text:p>
          </table:table-cell>
          <table:table-cell office:value-type="float" office:value="6.657394" calcext:value-type="float">
            <text:p>6.657394</text:p>
          </table:table-cell>
          <table:table-cell office:value-type="float" office:value="0.039838" calcext:value-type="float">
            <text:p>0.039838</text:p>
          </table:table-cell>
          <table:table-cell office:value-type="float" office:value="0" calcext:value-type="float">
            <text:p>0</text:p>
          </table:table-cell>
          <table:table-cell office:value-type="float" office:value="74140" calcext:value-type="float">
            <text:p>7414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2</text:p>
          </table:table-cell>
          <table:table-cell office:value-type="float" office:value="8.816347" calcext:value-type="float">
            <text:p>8.816347</text:p>
          </table:table-cell>
          <table:table-cell office:value-type="float" office:value="0.077334" calcext:value-type="float">
            <text:p>0.077334</text:p>
          </table:table-cell>
          <table:table-cell office:value-type="float" office:value="0" calcext:value-type="float">
            <text:p>0</text:p>
          </table:table-cell>
          <table:table-cell office:value-type="float" office:value="48767" calcext:value-type="float">
            <text:p>48767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3</text:p>
          </table:table-cell>
          <table:table-cell office:value-type="float" office:value="20.214082" calcext:value-type="float">
            <text:p>20.214082</text:p>
          </table:table-cell>
          <table:table-cell office:value-type="float" office:value="2.152472" calcext:value-type="float">
            <text:p>2.152472</text:p>
          </table:table-cell>
          <table:table-cell office:value-type="float" office:value="0" calcext:value-type="float">
            <text:p>0</text:p>
          </table:table-cell>
          <table:table-cell office:value-type="float" office:value="2187649" calcext:value-type="float">
            <text:p>2187649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4</text:p>
          </table:table-cell>
          <table:table-cell office:value-type="float" office:value="37.521784" calcext:value-type="float">
            <text:p>37.521784</text:p>
          </table:table-cell>
          <table:table-cell office:value-type="float" office:value="1.209841" calcext:value-type="float">
            <text:p>1.209841</text:p>
          </table:table-cell>
          <table:table-cell office:value-type="float" office:value="0" calcext:value-type="float">
            <text:p>0</text:p>
          </table:table-cell>
          <table:table-cell office:value-type="float" office:value="944910" calcext:value-type="float">
            <text:p>94491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5</text:p>
          </table:table-cell>
          <table:table-cell office:value-type="float" office:value="37.548486" calcext:value-type="float">
            <text:p>37.548486</text:p>
          </table:table-cell>
          <table:table-cell office:value-type="float" office:value="0.125276" calcext:value-type="float">
            <text:p>0.125276</text:p>
          </table:table-cell>
          <table:table-cell office:value-type="float" office:value="0" calcext:value-type="float">
            <text:p>0</text:p>
          </table:table-cell>
          <table:table-cell office:value-type="float" office:value="145994" calcext:value-type="float">
            <text:p>1459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6</text:p>
          </table:table-cell>
          <table:table-cell office:value-type="float" office:value="44.358879" calcext:value-type="float">
            <text:p>44.358879</text:p>
          </table:table-cell>
          <table:table-cell office:value-type="float" office:value="0.117817" calcext:value-type="float">
            <text:p>0.117817</text:p>
          </table:table-cell>
          <table:table-cell office:value-type="float" office:value="0" calcext:value-type="float">
            <text:p>0</text:p>
          </table:table-cell>
          <table:table-cell office:value-type="float" office:value="162871" calcext:value-type="float">
            <text:p>16287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7</text:p>
          </table:table-cell>
          <table:table-cell office:value-type="float" office:value="46.646272" calcext:value-type="float">
            <text:p>46.646272</text:p>
          </table:table-cell>
          <table:table-cell office:value-type="float" office:value="0.064017" calcext:value-type="float">
            <text:p>0.064017</text:p>
          </table:table-cell>
          <table:table-cell office:value-type="float" office:value="0" calcext:value-type="float">
            <text:p>0</text:p>
          </table:table-cell>
          <table:table-cell office:value-type="float" office:value="108006" calcext:value-type="float">
            <text:p>10800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8</text:p>
          </table:table-cell>
          <table:table-cell office:value-type="float" office:value="48.12813" calcext:value-type="float">
            <text:p>48.12813</text:p>
          </table:table-cell>
          <table:table-cell office:value-type="float" office:value="0.049929" calcext:value-type="float">
            <text:p>0.049929</text:p>
          </table:table-cell>
          <table:table-cell office:value-type="float" office:value="0" calcext:value-type="float">
            <text:p>0</text:p>
          </table:table-cell>
          <table:table-cell office:value-type="float" office:value="129786" calcext:value-type="float">
            <text:p>129786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39</text:p>
          </table:table-cell>
          <table:table-cell office:value-type="float" office:value="48.619291" calcext:value-type="float">
            <text:p>48.619291</text:p>
          </table:table-cell>
          <table:table-cell office:value-type="float" office:value="0.035195" calcext:value-type="float">
            <text:p>0.035195</text:p>
          </table:table-cell>
          <table:table-cell office:value-type="float" office:value="0" calcext:value-type="float">
            <text:p>0</text:p>
          </table:table-cell>
          <table:table-cell office:value-type="float" office:value="72301" calcext:value-type="float">
            <text:p>7230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0</text:p>
          </table:table-cell>
          <table:table-cell office:value-type="float" office:value="45.222237" calcext:value-type="float">
            <text:p>45.222237</text:p>
          </table:table-cell>
          <table:table-cell office:value-type="float" office:value="0.057739" calcext:value-type="float">
            <text:p>0.057739</text:p>
          </table:table-cell>
          <table:table-cell office:value-type="float" office:value="0" calcext:value-type="float">
            <text:p>0</text:p>
          </table:table-cell>
          <table:table-cell office:value-type="float" office:value="79880" calcext:value-type="float">
            <text:p>7988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1</text:p>
          </table:table-cell>
          <table:table-cell office:value-type="float" office:value="49.018193" calcext:value-type="float">
            <text:p>49.018193</text:p>
          </table:table-cell>
          <table:table-cell office:value-type="float" office:value="0.0277" calcext:value-type="float">
            <text:p>0.0277</text:p>
          </table:table-cell>
          <table:table-cell office:value-type="float" office:value="0" calcext:value-type="float">
            <text:p>0</text:p>
          </table:table-cell>
          <table:table-cell office:value-type="float" office:value="52757" calcext:value-type="float">
            <text:p>5275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2</text:p>
          </table:table-cell>
          <table:table-cell office:value-type="float" office:value="48.499587" calcext:value-type="float">
            <text:p>48.499587</text:p>
          </table:table-cell>
          <table:table-cell office:value-type="float" office:value="0.022597" calcext:value-type="float">
            <text:p>0.022597</text:p>
          </table:table-cell>
          <table:table-cell office:value-type="float" office:value="0" calcext:value-type="float">
            <text:p>0</text:p>
          </table:table-cell>
          <table:table-cell office:value-type="float" office:value="49816" calcext:value-type="float">
            <text:p>4981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3</text:p>
          </table:table-cell>
          <table:table-cell office:value-type="float" office:value="48.120455" calcext:value-type="float">
            <text:p>48.120455</text:p>
          </table:table-cell>
          <table:table-cell office:value-type="float" office:value="0.066748" calcext:value-type="float">
            <text:p>0.066748</text:p>
          </table:table-cell>
          <table:table-cell office:value-type="float" office:value="0" calcext:value-type="float">
            <text:p>0</text:p>
          </table:table-cell>
          <table:table-cell office:value-type="float" office:value="69771" calcext:value-type="float">
            <text:p>6977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4</text:p>
          </table:table-cell>
          <table:table-cell office:value-type="float" office:value="46.500729" calcext:value-type="float">
            <text:p>46.500729</text:p>
          </table:table-cell>
          <table:table-cell office:value-type="float" office:value="0.16945" calcext:value-type="float">
            <text:p>0.16945</text:p>
          </table:table-cell>
          <table:table-cell office:value-type="float" office:value="0" calcext:value-type="float">
            <text:p>0</text:p>
          </table:table-cell>
          <table:table-cell office:value-type="float" office:value="65818" calcext:value-type="float">
            <text:p>658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5</text:p>
          </table:table-cell>
          <table:table-cell office:value-type="float" office:value="52.023621" calcext:value-type="float">
            <text:p>52.023621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" calcext:value-type="float">
            <text:p>0</text:p>
          </table:table-cell>
          <table:table-cell office:value-type="float" office:value="76509" calcext:value-type="float">
            <text:p>7650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6</text:p>
          </table:table-cell>
          <table:table-cell office:value-type="float" office:value="17.787598" calcext:value-type="float">
            <text:p>17.78759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" calcext:value-type="float">
            <text:p>0</text:p>
          </table:table-cell>
          <table:table-cell office:value-type="float" office:value="8844" calcext:value-type="float">
            <text:p>884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7</text:p>
          </table:table-cell>
          <table:table-cell office:value-type="float" office:value="0.454137" calcext:value-type="float">
            <text:p>0.45413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8</text:p>
          </table:table-cell>
          <table:table-cell office:value-type="float" office:value="1.165329" calcext:value-type="float">
            <text:p>1.165329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49</text:p>
          </table:table-cell>
          <table:table-cell office:value-type="float" office:value="1.056445" calcext:value-type="float">
            <text:p>1.05644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0</text:p>
          </table:table-cell>
          <table:table-cell office:value-type="float" office:value="0.813708" calcext:value-type="float">
            <text:p>0.81370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1</text:p>
          </table:table-cell>
          <table:table-cell office:value-type="float" office:value="0.727494" calcext:value-type="float">
            <text:p>0.72749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2</text:p>
          </table:table-cell>
          <table:table-cell office:value-type="float" office:value="1.487261" calcext:value-type="float">
            <text:p>1.487261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3</text:p>
          </table:table-cell>
          <table:table-cell office:value-type="float" office:value="4.398995" calcext:value-type="float">
            <text:p>4.39899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4</text:p>
          </table:table-cell>
          <table:table-cell office:value-type="float" office:value="3.767036" calcext:value-type="float">
            <text:p>3.767036</text:p>
          </table:table-cell>
          <table:table-cell office:value-type="float" office:value="0.008729" calcext:value-type="float">
            <text:p>0.008729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5</text:p>
          </table:table-cell>
          <table:table-cell office:value-type="float" office:value="14.27358" calcext:value-type="float">
            <text:p>14.27358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" calcext:value-type="float">
            <text:p>0</text:p>
          </table:table-cell>
          <table:table-cell office:value-type="float" office:value="47636" calcext:value-type="float">
            <text:p>476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6</text:p>
          </table:table-cell>
          <table:table-cell office:value-type="float" office:value="32.785648" calcext:value-type="float">
            <text:p>32.785648</text:p>
          </table:table-cell>
          <table:table-cell office:value-type="float" office:value="0.006609" calcext:value-type="float">
            <text:p>0.006609</text:p>
          </table:table-cell>
          <table:table-cell office:value-type="float" office:value="0" calcext:value-type="float">
            <text:p>0</text:p>
          </table:table-cell>
          <table:table-cell office:value-type="float" office:value="93529" calcext:value-type="float">
            <text:p>935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7</text:p>
          </table:table-cell>
          <table:table-cell office:value-type="float" office:value="17.448411" calcext:value-type="float">
            <text:p>17.448411</text:p>
          </table:table-cell>
          <table:table-cell office:value-type="float" office:value="0.008653" calcext:value-type="float">
            <text:p>0.008653</text:p>
          </table:table-cell>
          <table:table-cell office:value-type="float" office:value="0" calcext:value-type="float">
            <text:p>0</text:p>
          </table:table-cell>
          <table:table-cell office:value-type="float" office:value="108333" calcext:value-type="float">
            <text:p>108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3:58</text:p>
          </table:table-cell>
          <table:table-cell office:value-type="float" office:value="35.558069" calcext:value-type="float">
            <text:p>35.558069</text:p>
          </table:table-cell>
          <table:table-cell office:value-type="float" office:value="0.006531" calcext:value-type="float">
            <text:p>0.006531</text:p>
          </table:table-cell>
          <table:table-cell office:value-type="float" office:value="0" calcext:value-type="float">
            <text:p>0</text:p>
          </table:table-cell>
          <table:table-cell office:value-type="float" office:value="64293" calcext:value-type="float">
            <text:p>64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4:41</text:p>
          </table:table-cell>
          <table:table-cell office:value-type="float" office:value="19.33478" calcext:value-type="float">
            <text:p>19.33478</text:p>
          </table:table-cell>
          <table:table-cell office:value-type="float" office:value="6.530553" calcext:value-type="float">
            <text:p>6.530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4:42</text:p>
          </table:table-cell>
          <table:table-cell office:value-type="float" office:value="19.646804" calcext:value-type="float">
            <text:p>19.646804</text:p>
          </table:table-cell>
          <table:table-cell office:value-type="float" office:value="4.677616" calcext:value-type="float">
            <text:p>4.67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11:14:44</text:p>
          </table:table-cell>
          <table:table-cell office:value-type="float" office:value="39.540882" calcext:value-type="float">
            <text:p>39.540882</text:p>
          </table:table-cell>
          <table:table-cell office:value-type="float" office:value="102.027347" calcext:value-type="float">
            <text:p>102.02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1:19:37.874868762</dc:date>
    <meta:editing-duration>PT2M29S</meta:editing-duration>
    <meta:editing-cycles>1</meta:editing-cycles>
    <meta:document-statistic meta:table-count="1" meta:cell-count="672" meta:object-count="2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legend chart:legend-position="end" svg:x="13.366cm" svg:y="3.782cm" style:legend-expansion="high" chart:style-name="ch2"/>
        <chart:plot-area chart:style-name="ch3" table:cell-range-address="test102.B1:test102.D96 test102.G1:test102.G96" chart:data-source-has-labels="both" svg:x="0.32cm" svg:y="0.18cm" svg:width="12.726cm" svg:height="8.64cm">
          <chartooo:coordinate-region svg:x="1.318cm" svg:y="0.18cm" svg:width="11.728cm" svg:height="7.038cm"/>
          <chart:axis chart:dimension="x" chart:name="primary-x" chart:style-name="ch4" chartooo:axis-type="auto">
            <chartooo:date-scale/>
            <chart:categories table:cell-range-address="test102.B2:test102.B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02.G2:test102.G96" chart:label-cell-address="test102.G1:test102.G1" chart:class="chart:bar">
            <chart:data-point chart:repeated="95"/>
          </chart:series>
          <chart:series chart:style-name="ch8" chart:values-cell-range-address="test102.C2:test102.C96" chart:label-cell-address="test102.C1:test102.C1" chart:class="chart:bar">
            <chart:data-point chart:repeated="95"/>
          </chart:series>
          <chart:series chart:style-name="ch9" chart:values-cell-range-address="test102.D2:test102.D96" chart:label-cell-address="test102.D1:test102.D1" chart:class="chart:bar">
            <chart:data-point chart:repeated="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02.G1:test102.G1</svg:desc>
                </draw:g>
              </table:table-cell>
              <table:table-cell office:value-type="string">
                <text:p>latency</text:p>
                <draw:g>
                  <svg:desc>test102.C1:test102.C1</svg:desc>
                </draw:g>
              </table:table-cell>
              <table:table-cell office:value-type="string">
                <text:p>xfertime</text:p>
                <draw:g>
                  <svg:desc>test102.D1:test10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12:27</text:p>
                <draw:g>
                  <svg:desc>test102.B2:test102.B96</svg:desc>
                </draw:g>
              </table:table-cell>
              <table:table-cell office:value-type="float" office:value="87">
                <text:p>87</text:p>
                <draw:g>
                  <svg:desc>test102.G2:test102.G96</svg:desc>
                </draw:g>
              </table:table-cell>
              <table:table-cell office:value-type="float" office:value="0.115237">
                <text:p>0.115237</text:p>
                <draw:g>
                  <svg:desc>test102.C2:test102.C96</svg:desc>
                </draw:g>
              </table:table-cell>
              <table:table-cell office:value-type="float" office:value="0.004752">
                <text:p>0.004752</text:p>
                <draw:g>
                  <svg:desc>test102.D2:test102.D96</svg:desc>
                </draw:g>
              </table:table-cell>
            </table:table-row>
            <table:table-row>
              <table:table-cell office:value-type="string">
                <text:p>11:12:28</text:p>
              </table:table-cell>
              <table:table-cell office:value-type="float" office:value="99">
                <text:p>99</text:p>
              </table:table-cell>
              <table:table-cell office:value-type="float" office:value="0.024243">
                <text:p>0.024243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11:12:29</text:p>
              </table:table-cell>
              <table:table-cell office:value-type="float" office:value="99">
                <text:p>99</text:p>
              </table:table-cell>
              <table:table-cell office:value-type="float" office:value="0.007097">
                <text:p>0.007097</text:p>
              </table:table-cell>
              <table:table-cell office:value-type="float" office:value="0.001275">
                <text:p>0.001275</text:p>
              </table:table-cell>
            </table:table-row>
            <table:table-row>
              <table:table-cell office:value-type="string">
                <text:p>11:12:30</text:p>
              </table:table-cell>
              <table:table-cell office:value-type="float" office:value="99">
                <text:p>99</text:p>
              </table:table-cell>
              <table:table-cell office:value-type="float" office:value="0.006708">
                <text:p>0.006708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string">
                <text:p>11:12:31</text:p>
              </table:table-cell>
              <table:table-cell office:value-type="float" office:value="99">
                <text:p>99</text:p>
              </table:table-cell>
              <table:table-cell office:value-type="float" office:value="0.00807">
                <text:p>0.00807</text:p>
              </table:table-cell>
              <table:table-cell office:value-type="float" office:value="0.002013">
                <text:p>0.002013</text:p>
              </table:table-cell>
            </table:table-row>
            <table:table-row>
              <table:table-cell office:value-type="string">
                <text:p>11:12:32</text:p>
              </table:table-cell>
              <table:table-cell office:value-type="float" office:value="187">
                <text:p>187</text:p>
              </table:table-cell>
              <table:table-cell office:value-type="float" office:value="0.007136">
                <text:p>0.007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1:12:33</text:p>
              </table:table-cell>
              <table:table-cell office:value-type="float" office:value="199">
                <text:p>199</text:p>
              </table:table-cell>
              <table:table-cell office:value-type="float" office:value="0.008022">
                <text:p>0.008022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string">
                <text:p>11:12:34</text:p>
              </table:table-cell>
              <table:table-cell office:value-type="float" office:value="199">
                <text:p>199</text:p>
              </table:table-cell>
              <table:table-cell office:value-type="float" office:value="0.009181">
                <text:p>0.009181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11:12:35</text:p>
              </table:table-cell>
              <table:table-cell office:value-type="float" office:value="199">
                <text:p>199</text:p>
              </table:table-cell>
              <table:table-cell office:value-type="float" office:value="0.009604">
                <text:p>0.009604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11:12:36</text:p>
              </table:table-cell>
              <table:table-cell office:value-type="float" office:value="199">
                <text:p>199</text:p>
              </table:table-cell>
              <table:table-cell office:value-type="float" office:value="0.008621">
                <text:p>0.008621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string">
                <text:p>11:12:37</text:p>
              </table:table-cell>
              <table:table-cell office:value-type="float" office:value="286">
                <text:p>286</text:p>
              </table:table-cell>
              <table:table-cell office:value-type="float" office:value="0.007654">
                <text:p>0.007654</text:p>
              </table:table-cell>
              <table:table-cell office:value-type="float" office:value="0.002781">
                <text:p>0.002781</text:p>
              </table:table-cell>
            </table:table-row>
            <table:table-row>
              <table:table-cell office:value-type="string">
                <text:p>11:12:38</text:p>
              </table:table-cell>
              <table:table-cell office:value-type="float" office:value="299">
                <text:p>299</text:p>
              </table:table-cell>
              <table:table-cell office:value-type="float" office:value="0.009436">
                <text:p>0.009436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11:12:39</text:p>
              </table:table-cell>
              <table:table-cell office:value-type="float" office:value="299">
                <text:p>299</text:p>
              </table:table-cell>
              <table:table-cell office:value-type="float" office:value="0.011">
                <text:p>0.011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11:12:40</text:p>
              </table:table-cell>
              <table:table-cell office:value-type="float" office:value="299">
                <text:p>299</text:p>
              </table:table-cell>
              <table:table-cell office:value-type="float" office:value="0.00999">
                <text:p>0.00999</text:p>
              </table:table-cell>
              <table:table-cell office:value-type="float" office:value="0.004304">
                <text:p>0.004304</text:p>
              </table:table-cell>
            </table:table-row>
            <table:table-row>
              <table:table-cell office:value-type="string">
                <text:p>11:12:41</text:p>
              </table:table-cell>
              <table:table-cell office:value-type="float" office:value="299">
                <text:p>299</text:p>
              </table:table-cell>
              <table:table-cell office:value-type="float" office:value="0.009077">
                <text:p>0.009077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11:12:42</text:p>
              </table:table-cell>
              <table:table-cell office:value-type="float" office:value="392">
                <text:p>392</text:p>
              </table:table-cell>
              <table:table-cell office:value-type="float" office:value="0.010529">
                <text:p>0.010529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string">
                <text:p>11:12:43</text:p>
              </table:table-cell>
              <table:table-cell office:value-type="float" office:value="399">
                <text:p>399</text:p>
              </table:table-cell>
              <table:table-cell office:value-type="float" office:value="0.008375">
                <text:p>0.008375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string">
                <text:p>11:12:44</text:p>
              </table:table-cell>
              <table:table-cell office:value-type="float" office:value="399">
                <text:p>399</text:p>
              </table:table-cell>
              <table:table-cell office:value-type="float" office:value="0.007595">
                <text:p>0.007595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string">
                <text:p>11:12:45</text:p>
              </table:table-cell>
              <table:table-cell office:value-type="float" office:value="399">
                <text:p>399</text:p>
              </table:table-cell>
              <table:table-cell office:value-type="float" office:value="0.007374">
                <text:p>0.007374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11:12:46</text:p>
              </table:table-cell>
              <table:table-cell office:value-type="float" office:value="399">
                <text:p>399</text:p>
              </table:table-cell>
              <table:table-cell office:value-type="float" office:value="0.009541">
                <text:p>0.009541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string">
                <text:p>11:12:47</text:p>
              </table:table-cell>
              <table:table-cell office:value-type="float" office:value="489">
                <text:p>48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3549">
                <text:p>0.003549</text:p>
              </table:table-cell>
            </table:table-row>
            <table:table-row>
              <table:table-cell office:value-type="string">
                <text:p>11:12:48</text:p>
              </table:table-cell>
              <table:table-cell office:value-type="float" office:value="499">
                <text:p>499</text:p>
              </table:table-cell>
              <table:table-cell office:value-type="float" office:value="0.009448">
                <text:p>0.009448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string">
                <text:p>11:12:49</text:p>
              </table:table-cell>
              <table:table-cell office:value-type="float" office:value="499">
                <text:p>499</text:p>
              </table:table-cell>
              <table:table-cell office:value-type="float" office:value="0.011031">
                <text:p>0.011031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11:12:50</text:p>
              </table:table-cell>
              <table:table-cell office:value-type="float" office:value="499">
                <text:p>499</text:p>
              </table:table-cell>
              <table:table-cell office:value-type="float" office:value="0.010394">
                <text:p>0.010394</text:p>
              </table:table-cell>
              <table:table-cell office:value-type="float" office:value="0.002758">
                <text:p>0.002758</text:p>
              </table:table-cell>
            </table:table-row>
            <table:table-row>
              <table:table-cell office:value-type="string">
                <text:p>11:12:51</text:p>
              </table:table-cell>
              <table:table-cell office:value-type="float" office:value="499">
                <text:p>499</text:p>
              </table:table-cell>
              <table:table-cell office:value-type="float" office:value="0.014145">
                <text:p>0.014145</text:p>
              </table:table-cell>
              <table:table-cell office:value-type="float" office:value="0.005997">
                <text:p>0.005997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589">
                <text:p>589</text:p>
              </table:table-cell>
              <table:table-cell office:value-type="float" office:value="0.022728">
                <text:p>0.022728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11:12:53</text:p>
              </table:table-cell>
              <table:table-cell office:value-type="float" office:value="599">
                <text:p>599</text:p>
              </table:table-cell>
              <table:table-cell office:value-type="float" office:value="0.011764">
                <text:p>0.011764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1:12:54</text:p>
              </table:table-cell>
              <table:table-cell office:value-type="float" office:value="599">
                <text:p>599</text:p>
              </table:table-cell>
              <table:table-cell office:value-type="float" office:value="0.018173">
                <text:p>0.018173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string">
                <text:p>11:12:55</text:p>
              </table:table-cell>
              <table:table-cell office:value-type="float" office:value="599">
                <text:p>599</text:p>
              </table:table-cell>
              <table:table-cell office:value-type="float" office:value="0.029624">
                <text:p>0.029624</text:p>
              </table:table-cell>
              <table:table-cell office:value-type="float" office:value="0.013558">
                <text:p>0.013558</text:p>
              </table:table-cell>
            </table:table-row>
            <table:table-row>
              <table:table-cell office:value-type="string">
                <text:p>11:12:56</text:p>
              </table:table-cell>
              <table:table-cell office:value-type="float" office:value="599">
                <text:p>599</text:p>
              </table:table-cell>
              <table:table-cell office:value-type="float" office:value="0.010781">
                <text:p>0.010781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11:12:57</text:p>
              </table:table-cell>
              <table:table-cell office:value-type="float" office:value="687">
                <text:p>687</text:p>
              </table:table-cell>
              <table:table-cell office:value-type="float" office:value="0.036473">
                <text:p>0.036473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11:12:58</text:p>
              </table:table-cell>
              <table:table-cell office:value-type="float" office:value="700">
                <text:p>700</text:p>
              </table:table-cell>
              <table:table-cell office:value-type="float" office:value="0.016998">
                <text:p>0.016998</text:p>
              </table:table-cell>
              <table:table-cell office:value-type="float" office:value="0.005737">
                <text:p>0.005737</text:p>
              </table:table-cell>
            </table:table-row>
            <table:table-row>
              <table:table-cell office:value-type="string">
                <text:p>11:12:59</text:p>
              </table:table-cell>
              <table:table-cell office:value-type="float" office:value="699">
                <text:p>699</text:p>
              </table:table-cell>
              <table:table-cell office:value-type="float" office:value="0.020456">
                <text:p>0.020456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11:13:00</text:p>
              </table:table-cell>
              <table:table-cell office:value-type="float" office:value="699">
                <text:p>699</text:p>
              </table:table-cell>
              <table:table-cell office:value-type="float" office:value="0.023515">
                <text:p>0.023515</text:p>
              </table:table-cell>
              <table:table-cell office:value-type="float" office:value="0.009518">
                <text:p>0.009518</text:p>
              </table:table-cell>
            </table:table-row>
            <table:table-row>
              <table:table-cell office:value-type="string">
                <text:p>11:13:01</text:p>
              </table:table-cell>
              <table:table-cell office:value-type="float" office:value="699">
                <text:p>699</text:p>
              </table:table-cell>
              <table:table-cell office:value-type="float" office:value="0.115092">
                <text:p>0.115092</text:p>
              </table:table-cell>
              <table:table-cell office:value-type="float" office:value="0.033118">
                <text:p>0.033118</text:p>
              </table:table-cell>
            </table:table-row>
            <table:table-row>
              <table:table-cell office:value-type="string">
                <text:p>11:13:02</text:p>
              </table:table-cell>
              <table:table-cell office:value-type="float" office:value="785">
                <text:p>785</text:p>
              </table:table-cell>
              <table:table-cell office:value-type="float" office:value="0.102407">
                <text:p>0.102407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11:13:03</text:p>
              </table:table-cell>
              <table:table-cell office:value-type="float" office:value="799">
                <text:p>799</text:p>
              </table:table-cell>
              <table:table-cell office:value-type="float" office:value="0.018684">
                <text:p>0.018684</text:p>
              </table:table-cell>
              <table:table-cell office:value-type="float" office:value="0.007516">
                <text:p>0.007516</text:p>
              </table:table-cell>
            </table:table-row>
            <table:table-row>
              <table:table-cell office:value-type="string">
                <text:p>11:13:04</text:p>
              </table:table-cell>
              <table:table-cell office:value-type="float" office:value="799">
                <text:p>799</text:p>
              </table:table-cell>
              <table:table-cell office:value-type="float" office:value="0.008966">
                <text:p>0.008966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11:13:05</text:p>
              </table:table-cell>
              <table:table-cell office:value-type="float" office:value="799">
                <text:p>799</text:p>
              </table:table-cell>
              <table:table-cell office:value-type="float" office:value="0.015332">
                <text:p>0.015332</text:p>
              </table:table-cell>
              <table:table-cell office:value-type="float" office:value="0.005189">
                <text:p>0.005189</text:p>
              </table:table-cell>
            </table:table-row>
            <table:table-row>
              <table:table-cell office:value-type="string">
                <text:p>11:13:06</text:p>
              </table:table-cell>
              <table:table-cell office:value-type="float" office:value="799">
                <text:p>799</text:p>
              </table:table-cell>
              <table:table-cell office:value-type="float" office:value="0.012807">
                <text:p>0.012807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11:13:07</text:p>
              </table:table-cell>
              <table:table-cell office:value-type="float" office:value="889">
                <text:p>889</text:p>
              </table:table-cell>
              <table:table-cell office:value-type="float" office:value="0.025474">
                <text:p>0.025474</text:p>
              </table:table-cell>
              <table:table-cell office:value-type="float" office:value="0.008579">
                <text:p>0.008579</text:p>
              </table:table-cell>
            </table:table-row>
            <table:table-row>
              <table:table-cell office:value-type="string">
                <text:p>11:13:08</text:p>
              </table:table-cell>
              <table:table-cell office:value-type="float" office:value="899">
                <text:p>899</text:p>
              </table:table-cell>
              <table:table-cell office:value-type="float" office:value="0.017909">
                <text:p>0.017909</text:p>
              </table:table-cell>
              <table:table-cell office:value-type="float" office:value="0.005259">
                <text:p>0.005259</text:p>
              </table:table-cell>
            </table:table-row>
            <table:table-row>
              <table:table-cell office:value-type="string">
                <text:p>11:13:09</text:p>
              </table:table-cell>
              <table:table-cell office:value-type="float" office:value="898">
                <text:p>898</text:p>
              </table:table-cell>
              <table:table-cell office:value-type="float" office:value="0.030732">
                <text:p>0.030732</text:p>
              </table:table-cell>
              <table:table-cell office:value-type="float" office:value="0.010254">
                <text:p>0.010254</text:p>
              </table:table-cell>
            </table:table-row>
            <table:table-row>
              <table:table-cell office:value-type="string">
                <text:p>11:13:10</text:p>
              </table:table-cell>
              <table:table-cell office:value-type="float" office:value="900">
                <text:p>900</text:p>
              </table:table-cell>
              <table:table-cell office:value-type="float" office:value="0.022003">
                <text:p>0.022003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11:13:11</text:p>
              </table:table-cell>
              <table:table-cell office:value-type="float" office:value="899">
                <text:p>899</text:p>
              </table:table-cell>
              <table:table-cell office:value-type="float" office:value="0.099874">
                <text:p>0.099874</text:p>
              </table:table-cell>
              <table:table-cell office:value-type="float" office:value="0.027593">
                <text:p>0.027593</text:p>
              </table:table-cell>
            </table:table-row>
            <table:table-row>
              <table:table-cell office:value-type="string">
                <text:p>11:13:12</text:p>
              </table:table-cell>
              <table:table-cell office:value-type="float" office:value="985">
                <text:p>985</text:p>
              </table:table-cell>
              <table:table-cell office:value-type="float" office:value="0.04164">
                <text:p>0.04164</text:p>
              </table:table-cell>
              <table:table-cell office:value-type="float" office:value="0.010409">
                <text:p>0.010409</text:p>
              </table:table-cell>
            </table:table-row>
            <table:table-row>
              <table:table-cell office:value-type="string">
                <text:p>11:13:13</text:p>
              </table:table-cell>
              <table:table-cell office:value-type="float" office:value="999">
                <text:p>999</text:p>
              </table:table-cell>
              <table:table-cell office:value-type="float" office:value="0.086099">
                <text:p>0.086099</text:p>
              </table:table-cell>
              <table:table-cell office:value-type="float" office:value="0.022961">
                <text:p>0.022961</text:p>
              </table:table-cell>
            </table:table-row>
            <table:table-row>
              <table:table-cell office:value-type="string">
                <text:p>11:13:14</text:p>
              </table:table-cell>
              <table:table-cell office:value-type="float" office:value="998">
                <text:p>998</text:p>
              </table:table-cell>
              <table:table-cell office:value-type="float" office:value="0.11214">
                <text:p>0.11214</text:p>
              </table:table-cell>
              <table:table-cell office:value-type="float" office:value="0.02404">
                <text:p>0.02404</text:p>
              </table:table-cell>
            </table:table-row>
            <table:table-row>
              <table:table-cell office:value-type="string">
                <text:p>11:13:15</text:p>
              </table:table-cell>
              <table:table-cell office:value-type="float" office:value="1000">
                <text:p>1000</text:p>
              </table:table-cell>
              <table:table-cell office:value-type="float" office:value="0.359962">
                <text:p>0.359962</text:p>
              </table:table-cell>
              <table:table-cell office:value-type="float" office:value="0.03404">
                <text:p>0.03404</text:p>
              </table:table-cell>
            </table:table-row>
            <table:table-row>
              <table:table-cell office:value-type="string">
                <text:p>11:13:16</text:p>
              </table:table-cell>
              <table:table-cell office:value-type="float" office:value="999">
                <text:p>999</text:p>
              </table:table-cell>
              <table:table-cell office:value-type="float" office:value="0.133644">
                <text:p>0.133644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11:13:17</text:p>
              </table:table-cell>
              <table:table-cell office:value-type="float" office:value="1088">
                <text:p>1088</text:p>
              </table:table-cell>
              <table:table-cell office:value-type="float" office:value="0.28465">
                <text:p>0.28465</text:p>
              </table:table-cell>
              <table:table-cell office:value-type="float" office:value="0.030384">
                <text:p>0.030384</text:p>
              </table:table-cell>
            </table:table-row>
            <table:table-row>
              <table:table-cell office:value-type="string">
                <text:p>11:13:18</text:p>
              </table:table-cell>
              <table:table-cell office:value-type="float" office:value="1099">
                <text:p>1099</text:p>
              </table:table-cell>
              <table:table-cell office:value-type="float" office:value="0.412031">
                <text:p>0.412031</text:p>
              </table:table-cell>
              <table:table-cell office:value-type="float" office:value="0.015743">
                <text:p>0.015743</text:p>
              </table:table-cell>
            </table:table-row>
            <table:table-row>
              <table:table-cell office:value-type="string">
                <text:p>11:13:19</text:p>
              </table:table-cell>
              <table:table-cell office:value-type="float" office:value="1099">
                <text:p>1099</text:p>
              </table:table-cell>
              <table:table-cell office:value-type="float" office:value="0.277665">
                <text:p>0.277665</text:p>
              </table:table-cell>
              <table:table-cell office:value-type="float" office:value="0.028187">
                <text:p>0.028187</text:p>
              </table:table-cell>
            </table:table-row>
            <table:table-row>
              <table:table-cell office:value-type="string">
                <text:p>11:13:20</text:p>
              </table:table-cell>
              <table:table-cell office:value-type="float" office:value="1099">
                <text:p>1099</text:p>
              </table:table-cell>
              <table:table-cell office:value-type="float" office:value="0.355021">
                <text:p>0.355021</text:p>
              </table:table-cell>
              <table:table-cell office:value-type="float" office:value="0.030366">
                <text:p>0.030366</text:p>
              </table:table-cell>
            </table:table-row>
            <table:table-row>
              <table:table-cell office:value-type="string">
                <text:p>11:13:21</text:p>
              </table:table-cell>
              <table:table-cell office:value-type="float" office:value="1099">
                <text:p>1099</text:p>
              </table:table-cell>
              <table:table-cell office:value-type="float" office:value="0.670941">
                <text:p>0.670941</text:p>
              </table:table-cell>
              <table:table-cell office:value-type="float" office:value="0.039667">
                <text:p>0.039667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182">
                <text:p>1182</text:p>
              </table:table-cell>
              <table:table-cell office:value-type="float" office:value="0.954543">
                <text:p>0.954543</text:p>
              </table:table-cell>
              <table:table-cell office:value-type="float" office:value="0.020195">
                <text:p>0.020195</text:p>
              </table:table-cell>
            </table:table-row>
            <table:table-row>
              <table:table-cell office:value-type="string">
                <text:p>11:13:23</text:p>
              </table:table-cell>
              <table:table-cell office:value-type="float" office:value="1196">
                <text:p>1196</text:p>
              </table:table-cell>
              <table:table-cell office:value-type="float" office:value="1.285811">
                <text:p>1.285811</text:p>
              </table:table-cell>
              <table:table-cell office:value-type="float" office:value="0.028429">
                <text:p>0.028429</text:p>
              </table:table-cell>
            </table:table-row>
            <table:table-row>
              <table:table-cell office:value-type="string">
                <text:p>11:13:24</text:p>
              </table:table-cell>
              <table:table-cell office:value-type="float" office:value="1194">
                <text:p>1194</text:p>
              </table:table-cell>
              <table:table-cell office:value-type="float" office:value="1.701026">
                <text:p>1.701026</text:p>
              </table:table-cell>
              <table:table-cell office:value-type="float" office:value="0.025914">
                <text:p>0.025914</text:p>
              </table:table-cell>
            </table:table-row>
            <table:table-row>
              <table:table-cell office:value-type="string">
                <text:p>11:13:25</text:p>
              </table:table-cell>
              <table:table-cell office:value-type="float" office:value="1192">
                <text:p>1192</text:p>
              </table:table-cell>
              <table:table-cell office:value-type="float" office:value="1.984313">
                <text:p>1.984313</text:p>
              </table:table-cell>
              <table:table-cell office:value-type="float" office:value="0.034365">
                <text:p>0.034365</text:p>
              </table:table-cell>
            </table:table-row>
            <table:table-row>
              <table:table-cell office:value-type="string">
                <text:p>11:13:26</text:p>
              </table:table-cell>
              <table:table-cell office:value-type="float" office:value="1195">
                <text:p>1195</text:p>
              </table:table-cell>
              <table:table-cell office:value-type="float" office:value="1.743972">
                <text:p>1.743972</text:p>
              </table:table-cell>
              <table:table-cell office:value-type="float" office:value="0.035528">
                <text:p>0.035528</text:p>
              </table:table-cell>
            </table:table-row>
            <table:table-row>
              <table:table-cell office:value-type="string">
                <text:p>11:13:27</text:p>
              </table:table-cell>
              <table:table-cell office:value-type="float" office:value="1285">
                <text:p>1285</text:p>
              </table:table-cell>
              <table:table-cell office:value-type="float" office:value="2.869269">
                <text:p>2.869269</text:p>
              </table:table-cell>
              <table:table-cell office:value-type="float" office:value="0.02335">
                <text:p>0.02335</text:p>
              </table:table-cell>
            </table:table-row>
            <table:table-row>
              <table:table-cell office:value-type="string">
                <text:p>11:13:28</text:p>
              </table:table-cell>
              <table:table-cell office:value-type="float" office:value="1294">
                <text:p>1294</text:p>
              </table:table-cell>
              <table:table-cell office:value-type="float" office:value="7.096351">
                <text:p>7.096351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11:13:29</text:p>
              </table:table-cell>
              <table:table-cell office:value-type="float" office:value="1286">
                <text:p>1286</text:p>
              </table:table-cell>
              <table:table-cell office:value-type="float" office:value="4.360905">
                <text:p>4.360905</text:p>
              </table:table-cell>
              <table:table-cell office:value-type="float" office:value="0.08203">
                <text:p>0.08203</text:p>
              </table:table-cell>
            </table:table-row>
            <table:table-row>
              <table:table-cell office:value-type="string">
                <text:p>11:13:30</text:p>
              </table:table-cell>
              <table:table-cell office:value-type="float" office:value="1284">
                <text:p>1284</text:p>
              </table:table-cell>
              <table:table-cell office:value-type="float" office:value="5.428224">
                <text:p>5.428224</text:p>
              </table:table-cell>
              <table:table-cell office:value-type="float" office:value="0.044677">
                <text:p>0.044677</text:p>
              </table:table-cell>
            </table:table-row>
            <table:table-row>
              <table:table-cell office:value-type="string">
                <text:p>11:13:31</text:p>
              </table:table-cell>
              <table:table-cell office:value-type="float" office:value="1275">
                <text:p>1275</text:p>
              </table:table-cell>
              <table:table-cell office:value-type="float" office:value="6.657394">
                <text:p>6.657394</text:p>
              </table:table-cell>
              <table:table-cell office:value-type="float" office:value="0.039838">
                <text:p>0.039838</text:p>
              </table:table-cell>
            </table:table-row>
            <table:table-row>
              <table:table-cell office:value-type="string">
                <text:p>11:13:32</text:p>
              </table:table-cell>
              <table:table-cell office:value-type="float" office:value="1357">
                <text:p>1357</text:p>
              </table:table-cell>
              <table:table-cell office:value-type="float" office:value="8.816347">
                <text:p>8.816347</text:p>
              </table:table-cell>
              <table:table-cell office:value-type="float" office:value="0.077334">
                <text:p>0.077334</text:p>
              </table:table-cell>
            </table:table-row>
            <table:table-row>
              <table:table-cell office:value-type="string">
                <text:p>11:13:33</text:p>
              </table:table-cell>
              <table:table-cell office:value-type="float" office:value="1205">
                <text:p>1205</text:p>
              </table:table-cell>
              <table:table-cell office:value-type="float" office:value="20.214082">
                <text:p>20.214082</text:p>
              </table:table-cell>
              <table:table-cell office:value-type="float" office:value="2.152472">
                <text:p>2.152472</text:p>
              </table:table-cell>
            </table:table-row>
            <table:table-row>
              <table:table-cell office:value-type="string">
                <text:p>11:13:34</text:p>
              </table:table-cell>
              <table:table-cell office:value-type="float" office:value="1118">
                <text:p>1118</text:p>
              </table:table-cell>
              <table:table-cell office:value-type="float" office:value="37.521784">
                <text:p>37.521784</text:p>
              </table:table-cell>
              <table:table-cell office:value-type="float" office:value="1.209841">
                <text:p>1.209841</text:p>
              </table:table-cell>
            </table:table-row>
            <table:table-row>
              <table:table-cell office:value-type="string">
                <text:p>11:13:35</text:p>
              </table:table-cell>
              <table:table-cell office:value-type="float" office:value="910">
                <text:p>910</text:p>
              </table:table-cell>
              <table:table-cell office:value-type="float" office:value="37.548486">
                <text:p>37.548486</text:p>
              </table:table-cell>
              <table:table-cell office:value-type="float" office:value="0.125276">
                <text:p>0.125276</text:p>
              </table:table-cell>
            </table:table-row>
            <table:table-row>
              <table:table-cell office:value-type="string">
                <text:p>11:13:36</text:p>
              </table:table-cell>
              <table:table-cell office:value-type="float" office:value="1213">
                <text:p>1213</text:p>
              </table:table-cell>
              <table:table-cell office:value-type="float" office:value="44.358879">
                <text:p>44.358879</text:p>
              </table:table-cell>
              <table:table-cell office:value-type="float" office:value="0.117817">
                <text:p>0.117817</text:p>
              </table:table-cell>
            </table:table-row>
            <table:table-row>
              <table:table-cell office:value-type="string">
                <text:p>11:13:37</text:p>
              </table:table-cell>
              <table:table-cell office:value-type="float" office:value="1064">
                <text:p>1064</text:p>
              </table:table-cell>
              <table:table-cell office:value-type="float" office:value="46.646272">
                <text:p>46.646272</text:p>
              </table:table-cell>
              <table:table-cell office:value-type="float" office:value="0.064017">
                <text:p>0.064017</text:p>
              </table:table-cell>
            </table:table-row>
            <table:table-row>
              <table:table-cell office:value-type="string">
                <text:p>11:13:38</text:p>
              </table:table-cell>
              <table:table-cell office:value-type="float" office:value="933">
                <text:p>933</text:p>
              </table:table-cell>
              <table:table-cell office:value-type="float" office:value="48.12813">
                <text:p>48.12813</text:p>
              </table:table-cell>
              <table:table-cell office:value-type="float" office:value="0.049929">
                <text:p>0.049929</text:p>
              </table:table-cell>
            </table:table-row>
            <table:table-row>
              <table:table-cell office:value-type="string">
                <text:p>11:13:39</text:p>
              </table:table-cell>
              <table:table-cell office:value-type="float" office:value="1217">
                <text:p>1217</text:p>
              </table:table-cell>
              <table:table-cell office:value-type="float" office:value="48.619291">
                <text:p>48.619291</text:p>
              </table:table-cell>
              <table:table-cell office:value-type="float" office:value="0.035195">
                <text:p>0.035195</text:p>
              </table:table-cell>
            </table:table-row>
            <table:table-row>
              <table:table-cell office:value-type="string">
                <text:p>11:13:40</text:p>
              </table:table-cell>
              <table:table-cell office:value-type="float" office:value="1159">
                <text:p>1159</text:p>
              </table:table-cell>
              <table:table-cell office:value-type="float" office:value="45.222237">
                <text:p>45.222237</text:p>
              </table:table-cell>
              <table:table-cell office:value-type="float" office:value="0.057739">
                <text:p>0.057739</text:p>
              </table:table-cell>
            </table:table-row>
            <table:table-row>
              <table:table-cell office:value-type="string">
                <text:p>11:13:41</text:p>
              </table:table-cell>
              <table:table-cell office:value-type="float" office:value="1038">
                <text:p>1038</text:p>
              </table:table-cell>
              <table:table-cell office:value-type="float" office:value="49.018193">
                <text:p>49.018193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11:13:42</text:p>
              </table:table-cell>
              <table:table-cell office:value-type="float" office:value="938">
                <text:p>938</text:p>
              </table:table-cell>
              <table:table-cell office:value-type="float" office:value="48.499587">
                <text:p>48.499587</text:p>
              </table:table-cell>
              <table:table-cell office:value-type="float" office:value="0.022597">
                <text:p>0.022597</text:p>
              </table:table-cell>
            </table:table-row>
            <table:table-row>
              <table:table-cell office:value-type="string">
                <text:p>11:13:43</text:p>
              </table:table-cell>
              <table:table-cell office:value-type="float" office:value="439">
                <text:p>439</text:p>
              </table:table-cell>
              <table:table-cell office:value-type="float" office:value="48.120455">
                <text:p>48.120455</text:p>
              </table:table-cell>
              <table:table-cell office:value-type="float" office:value="0.066748">
                <text:p>0.066748</text:p>
              </table:table-cell>
            </table:table-row>
            <table:table-row>
              <table:table-cell office:value-type="string">
                <text:p>11:13:44</text:p>
              </table:table-cell>
              <table:table-cell office:value-type="float" office:value="320">
                <text:p>320</text:p>
              </table:table-cell>
              <table:table-cell office:value-type="float" office:value="46.500729">
                <text:p>46.500729</text:p>
              </table:table-cell>
              <table:table-cell office:value-type="float" office:value="0.16945">
                <text:p>0.16945</text:p>
              </table:table-cell>
            </table:table-row>
            <table:table-row>
              <table:table-cell office:value-type="string">
                <text:p>11:13:45</text:p>
              </table:table-cell>
              <table:table-cell office:value-type="float" office:value="447">
                <text:p>447</text:p>
              </table:table-cell>
              <table:table-cell office:value-type="float" office:value="52.023621">
                <text:p>52.023621</text:p>
              </table:table-cell>
              <table:table-cell office:value-type="float" office:value="0.01415">
                <text:p>0.01415</text:p>
              </table:table-cell>
            </table:table-row>
            <table:table-row>
              <table:table-cell office:value-type="string">
                <text:p>11:13:46</text:p>
              </table:table-cell>
              <table:table-cell office:value-type="float" office:value="1064">
                <text:p>1064</text:p>
              </table:table-cell>
              <table:table-cell office:value-type="float" office:value="17.787598">
                <text:p>17.787598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string">
                <text:p>11:13:47</text:p>
              </table:table-cell>
              <table:table-cell office:value-type="float" office:value="1401">
                <text:p>1401</text:p>
              </table:table-cell>
              <table:table-cell office:value-type="float" office:value="0.454137">
                <text:p>0.4541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:13:48</text:p>
              </table:table-cell>
              <table:table-cell office:value-type="float" office:value="1282">
                <text:p>1282</text:p>
              </table:table-cell>
              <table:table-cell office:value-type="float" office:value="1.165329">
                <text:p>1.165329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string">
                <text:p>11:13:49</text:p>
              </table:table-cell>
              <table:table-cell office:value-type="float" office:value="1138">
                <text:p>1138</text:p>
              </table:table-cell>
              <table:table-cell office:value-type="float" office:value="1.056445">
                <text:p>1.05644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1:13:50</text:p>
              </table:table-cell>
              <table:table-cell office:value-type="float" office:value="2039">
                <text:p>2039</text:p>
              </table:table-cell>
              <table:table-cell office:value-type="float" office:value="0.813708">
                <text:p>0.81370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1:13:51</text:p>
              </table:table-cell>
              <table:table-cell office:value-type="float" office:value="799">
                <text:p>799</text:p>
              </table:table-cell>
              <table:table-cell office:value-type="float" office:value="0.727494">
                <text:p>0.72749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1:13:52</text:p>
              </table:table-cell>
              <table:table-cell office:value-type="float" office:value="438">
                <text:p>438</text:p>
              </table:table-cell>
              <table:table-cell office:value-type="float" office:value="1.487261">
                <text:p>1.487261</text:p>
              </table:table-cell>
              <table:table-cell office:value-type="float" office:value="0.000245">
                <text:p>0.000245</text:p>
              </table:table-cell>
            </table:table-row>
            <table:table-row>
              <table:table-cell office:value-type="string">
                <text:p>11:13:53</text:p>
              </table:table-cell>
              <table:table-cell office:value-type="float" office:value="199">
                <text:p>199</text:p>
              </table:table-cell>
              <table:table-cell office:value-type="float" office:value="4.398995">
                <text:p>4.398995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string">
                <text:p>11:13:54</text:p>
              </table:table-cell>
              <table:table-cell office:value-type="float" office:value="97">
                <text:p>97</text:p>
              </table:table-cell>
              <table:table-cell office:value-type="float" office:value="3.767036">
                <text:p>3.767036</text:p>
              </table:table-cell>
              <table:table-cell office:value-type="float" office:value="0.008729">
                <text:p>0.008729</text:p>
              </table:table-cell>
            </table:table-row>
            <table:table-row>
              <table:table-cell office:value-type="string">
                <text:p>11:13:55</text:p>
              </table:table-cell>
              <table:table-cell office:value-type="float" office:value="36">
                <text:p>36</text:p>
              </table:table-cell>
              <table:table-cell office:value-type="float" office:value="14.27358">
                <text:p>14.27358</text:p>
              </table:table-cell>
              <table:table-cell office:value-type="float" office:value="0.003572">
                <text:p>0.003572</text:p>
              </table:table-cell>
            </table:table-row>
            <table:table-row>
              <table:table-cell office:value-type="string">
                <text:p>11:13:56</text:p>
              </table:table-cell>
              <table:table-cell office:value-type="float" office:value="9">
                <text:p>9</text:p>
              </table:table-cell>
              <table:table-cell office:value-type="float" office:value="32.785648">
                <text:p>32.785648</text:p>
              </table:table-cell>
              <table:table-cell office:value-type="float" office:value="0.006609">
                <text:p>0.006609</text:p>
              </table:table-cell>
            </table:table-row>
            <table:table-row>
              <table:table-cell office:value-type="string">
                <text:p>11:13:57</text:p>
              </table:table-cell>
              <table:table-cell office:value-type="float" office:value="4">
                <text:p>4</text:p>
              </table:table-cell>
              <table:table-cell office:value-type="float" office:value="17.448411">
                <text:p>17.448411</text:p>
              </table:table-cell>
              <table:table-cell office:value-type="float" office:value="0.008653">
                <text:p>0.008653</text:p>
              </table:table-cell>
            </table:table-row>
            <table:table-row>
              <table:table-cell office:value-type="string">
                <text:p>11:13:58</text:p>
              </table:table-cell>
              <table:table-cell office:value-type="float" office:value="2">
                <text:p>2</text:p>
              </table:table-cell>
              <table:table-cell office:value-type="float" office:value="35.558069">
                <text:p>35.558069</text:p>
              </table:table-cell>
              <table:table-cell office:value-type="float" office:value="0.006531">
                <text:p>0.006531</text:p>
              </table:table-cell>
            </table:table-row>
            <table:table-row>
              <table:table-cell office:value-type="string">
                <text:p>11:14:41</text:p>
              </table:table-cell>
              <table:table-cell office:value-type="float" office:value="7">
                <text:p>7</text:p>
              </table:table-cell>
              <table:table-cell office:value-type="float" office:value="19.33478">
                <text:p>19.33478</text:p>
              </table:table-cell>
              <table:table-cell office:value-type="float" office:value="6.530553">
                <text:p>6.530553</text:p>
              </table:table-cell>
            </table:table-row>
            <table:table-row>
              <table:table-cell office:value-type="string">
                <text:p>11:14:42</text:p>
              </table:table-cell>
              <table:table-cell office:value-type="float" office:value="58">
                <text:p>58</text:p>
              </table:table-cell>
              <table:table-cell office:value-type="float" office:value="19.646804">
                <text:p>19.646804</text:p>
              </table:table-cell>
              <table:table-cell office:value-type="float" office:value="4.677616">
                <text:p>4.677616</text:p>
              </table:table-cell>
            </table:table-row>
            <table:table-row>
              <table:table-cell office:value-type="string">
                <text:p>11:14:44</text:p>
              </table:table-cell>
              <table:table-cell office:value-type="float" office:value="1">
                <text:p>1</text:p>
              </table:table-cell>
              <table:table-cell office:value-type="float" office:value="39.540882">
                <text:p>39.540882</text:p>
              </table:table-cell>
              <table:table-cell office:value-type="float" office:value="102.027347">
                <text:p>102.027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02.G1:test102.G66 test102.C1:test102.D66" chart:data-source-has-labels="row" svg:x="0.32cm" svg:y="0.18cm" svg:width="13.361cm" svg:height="8.64cm">
          <chartooo:coordinate-region svg:x="0.756cm" svg:y="0.353cm" svg:width="12.553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02.C2:test102.C66" chart:label-cell-address="test102.C1:test102.C1" chart:class="chart:scatter">
            <chart:domain table:cell-range-address="test102.G2:test102.G66"/>
            <chart:data-point chart:repeated="65"/>
          </chart:series>
          <chart:series chart:style-name="ch7" chart:values-cell-range-address="test102.D2:test102.D66" chart:label-cell-address="test102.D1:test102.D1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02.C1:test102.C1</svg:desc>
                </draw:g>
              </table:table-cell>
              <table:table-cell office:value-type="string">
                <text:p>xfertime</text:p>
                <draw:g>
                  <svg:desc>test102.D1:test10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test102.G2:test102.G66</svg:desc>
                </draw:g>
              </table:table-cell>
              <table:table-cell office:value-type="float" office:value="0.115237">
                <text:p>0.115237</text:p>
                <draw:g>
                  <svg:desc>test102.C2:test102.C66</svg:desc>
                </draw:g>
              </table:table-cell>
              <table:table-cell office:value-type="float" office:value="0.004752">
                <text:p>0.004752</text:p>
                <draw:g>
                  <svg:desc>test102.D2:test102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24243">
                <text:p>0.024243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07097">
                <text:p>0.007097</text:p>
              </table:table-cell>
              <table:table-cell office:value-type="float" office:value="0.001275">
                <text:p>0.00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06708">
                <text:p>0.006708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0807">
                <text:p>0.00807</text:p>
              </table:table-cell>
              <table:table-cell office:value-type="float" office:value="0.002013">
                <text:p>0.002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">
                <text:p>187</text:p>
              </table:table-cell>
              <table:table-cell office:value-type="float" office:value="0.007136">
                <text:p>0.00713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08022">
                <text:p>0.008022</text:p>
              </table:table-cell>
              <table:table-cell office:value-type="float" office:value="0.001874">
                <text:p>0.001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09181">
                <text:p>0.009181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09604">
                <text:p>0.009604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08621">
                <text:p>0.008621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0.007654">
                <text:p>0.007654</text:p>
              </table:table-cell>
              <table:table-cell office:value-type="float" office:value="0.002781">
                <text:p>0.002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09436">
                <text:p>0.009436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11">
                <text:p>0.011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0999">
                <text:p>0.00999</text:p>
              </table:table-cell>
              <table:table-cell office:value-type="float" office:value="0.004304">
                <text:p>0.00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09077">
                <text:p>0.009077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2">
                <text:p>392</text:p>
              </table:table-cell>
              <table:table-cell office:value-type="float" office:value="0.010529">
                <text:p>0.010529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08375">
                <text:p>0.008375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07595">
                <text:p>0.007595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07374">
                <text:p>0.007374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9541">
                <text:p>0.009541</text:p>
              </table:table-cell>
              <table:table-cell office:value-type="float" office:value="0.003528">
                <text:p>0.003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9">
                <text:p>489</text:p>
              </table:table-cell>
              <table:table-cell office:value-type="float" office:value="0.010272">
                <text:p>0.010272</text:p>
              </table:table-cell>
              <table:table-cell office:value-type="float" office:value="0.003549">
                <text:p>0.003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09448">
                <text:p>0.009448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11031">
                <text:p>0.011031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10394">
                <text:p>0.010394</text:p>
              </table:table-cell>
              <table:table-cell office:value-type="float" office:value="0.002758">
                <text:p>0.002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14145">
                <text:p>0.014145</text:p>
              </table:table-cell>
              <table:table-cell office:value-type="float" office:value="0.005997">
                <text:p>0.00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9">
                <text:p>589</text:p>
              </table:table-cell>
              <table:table-cell office:value-type="float" office:value="0.022728">
                <text:p>0.022728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11764">
                <text:p>0.011764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18173">
                <text:p>0.018173</text:p>
              </table:table-cell>
              <table:table-cell office:value-type="float" office:value="0.007395">
                <text:p>0.00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29624">
                <text:p>0.029624</text:p>
              </table:table-cell>
              <table:table-cell office:value-type="float" office:value="0.013558">
                <text:p>0.013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10781">
                <text:p>0.010781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7">
                <text:p>687</text:p>
              </table:table-cell>
              <table:table-cell office:value-type="float" office:value="0.036473">
                <text:p>0.036473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">
                <text:p>700</text:p>
              </table:table-cell>
              <table:table-cell office:value-type="float" office:value="0.016998">
                <text:p>0.016998</text:p>
              </table:table-cell>
              <table:table-cell office:value-type="float" office:value="0.005737">
                <text:p>0.005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20456">
                <text:p>0.020456</text:p>
              </table:table-cell>
              <table:table-cell office:value-type="float" office:value="0.006989">
                <text:p>0.006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23515">
                <text:p>0.023515</text:p>
              </table:table-cell>
              <table:table-cell office:value-type="float" office:value="0.009518">
                <text:p>0.009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">
                <text:p>699</text:p>
              </table:table-cell>
              <table:table-cell office:value-type="float" office:value="0.115092">
                <text:p>0.115092</text:p>
              </table:table-cell>
              <table:table-cell office:value-type="float" office:value="0.033118">
                <text:p>0.033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5">
                <text:p>785</text:p>
              </table:table-cell>
              <table:table-cell office:value-type="float" office:value="0.102407">
                <text:p>0.102407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18684">
                <text:p>0.018684</text:p>
              </table:table-cell>
              <table:table-cell office:value-type="float" office:value="0.007516">
                <text:p>0.007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08966">
                <text:p>0.008966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15332">
                <text:p>0.015332</text:p>
              </table:table-cell>
              <table:table-cell office:value-type="float" office:value="0.005189">
                <text:p>0.005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12807">
                <text:p>0.012807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9">
                <text:p>889</text:p>
              </table:table-cell>
              <table:table-cell office:value-type="float" office:value="0.025474">
                <text:p>0.025474</text:p>
              </table:table-cell>
              <table:table-cell office:value-type="float" office:value="0.008579">
                <text:p>0.008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17909">
                <text:p>0.017909</text:p>
              </table:table-cell>
              <table:table-cell office:value-type="float" office:value="0.005259">
                <text:p>0.005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">
                <text:p>898</text:p>
              </table:table-cell>
              <table:table-cell office:value-type="float" office:value="0.030732">
                <text:p>0.030732</text:p>
              </table:table-cell>
              <table:table-cell office:value-type="float" office:value="0.010254">
                <text:p>0.010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">
                <text:p>900</text:p>
              </table:table-cell>
              <table:table-cell office:value-type="float" office:value="0.022003">
                <text:p>0.022003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">
                <text:p>899</text:p>
              </table:table-cell>
              <table:table-cell office:value-type="float" office:value="0.099874">
                <text:p>0.099874</text:p>
              </table:table-cell>
              <table:table-cell office:value-type="float" office:value="0.027593">
                <text:p>0.027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5">
                <text:p>985</text:p>
              </table:table-cell>
              <table:table-cell office:value-type="float" office:value="0.04164">
                <text:p>0.04164</text:p>
              </table:table-cell>
              <table:table-cell office:value-type="float" office:value="0.010409">
                <text:p>0.0104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086099">
                <text:p>0.086099</text:p>
              </table:table-cell>
              <table:table-cell office:value-type="float" office:value="0.022961">
                <text:p>0.022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8">
                <text:p>998</text:p>
              </table:table-cell>
              <table:table-cell office:value-type="float" office:value="0.11214">
                <text:p>0.11214</text:p>
              </table:table-cell>
              <table:table-cell office:value-type="float" office:value="0.02404">
                <text:p>0.02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0.359962">
                <text:p>0.359962</text:p>
              </table:table-cell>
              <table:table-cell office:value-type="float" office:value="0.03404">
                <text:p>0.03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133644">
                <text:p>0.133644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8">
                <text:p>1088</text:p>
              </table:table-cell>
              <table:table-cell office:value-type="float" office:value="0.28465">
                <text:p>0.28465</text:p>
              </table:table-cell>
              <table:table-cell office:value-type="float" office:value="0.030384">
                <text:p>0.030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9">
                <text:p>1099</text:p>
              </table:table-cell>
              <table:table-cell office:value-type="float" office:value="0.412031">
                <text:p>0.412031</text:p>
              </table:table-cell>
              <table:table-cell office:value-type="float" office:value="0.015743">
                <text:p>0.0157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9">
                <text:p>1099</text:p>
              </table:table-cell>
              <table:table-cell office:value-type="float" office:value="0.277665">
                <text:p>0.277665</text:p>
              </table:table-cell>
              <table:table-cell office:value-type="float" office:value="0.028187">
                <text:p>0.028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9">
                <text:p>1099</text:p>
              </table:table-cell>
              <table:table-cell office:value-type="float" office:value="0.355021">
                <text:p>0.355021</text:p>
              </table:table-cell>
              <table:table-cell office:value-type="float" office:value="0.030366">
                <text:p>0.0303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9">
                <text:p>1099</text:p>
              </table:table-cell>
              <table:table-cell office:value-type="float" office:value="0.670941">
                <text:p>0.670941</text:p>
              </table:table-cell>
              <table:table-cell office:value-type="float" office:value="0.039667">
                <text:p>0.039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2">
                <text:p>1182</text:p>
              </table:table-cell>
              <table:table-cell office:value-type="float" office:value="0.954543">
                <text:p>0.954543</text:p>
              </table:table-cell>
              <table:table-cell office:value-type="float" office:value="0.020195">
                <text:p>0.020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6">
                <text:p>1196</text:p>
              </table:table-cell>
              <table:table-cell office:value-type="float" office:value="1.285811">
                <text:p>1.285811</text:p>
              </table:table-cell>
              <table:table-cell office:value-type="float" office:value="0.028429">
                <text:p>0.028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4">
                <text:p>1194</text:p>
              </table:table-cell>
              <table:table-cell office:value-type="float" office:value="1.701026">
                <text:p>1.701026</text:p>
              </table:table-cell>
              <table:table-cell office:value-type="float" office:value="0.025914">
                <text:p>0.0259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2">
                <text:p>1192</text:p>
              </table:table-cell>
              <table:table-cell office:value-type="float" office:value="1.984313">
                <text:p>1.984313</text:p>
              </table:table-cell>
              <table:table-cell office:value-type="float" office:value="0.034365">
                <text:p>0.034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5">
                <text:p>1195</text:p>
              </table:table-cell>
              <table:table-cell office:value-type="float" office:value="1.743972">
                <text:p>1.743972</text:p>
              </table:table-cell>
              <table:table-cell office:value-type="float" office:value="0.035528">
                <text:p>0.03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85">
                <text:p>1285</text:p>
              </table:table-cell>
              <table:table-cell office:value-type="float" office:value="2.869269">
                <text:p>2.869269</text:p>
              </table:table-cell>
              <table:table-cell office:value-type="float" office:value="0.02335">
                <text:p>0.02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4">
                <text:p>1294</text:p>
              </table:table-cell>
              <table:table-cell office:value-type="float" office:value="7.096351">
                <text:p>7.096351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6">
                <text:p>1286</text:p>
              </table:table-cell>
              <table:table-cell office:value-type="float" office:value="4.360905">
                <text:p>4.360905</text:p>
              </table:table-cell>
              <table:table-cell office:value-type="float" office:value="0.08203">
                <text:p>0.08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4">
                <text:p>1284</text:p>
              </table:table-cell>
              <table:table-cell office:value-type="float" office:value="5.428224">
                <text:p>5.428224</text:p>
              </table:table-cell>
              <table:table-cell office:value-type="float" office:value="0.044677">
                <text:p>0.044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5">
                <text:p>1275</text:p>
              </table:table-cell>
              <table:table-cell office:value-type="float" office:value="6.657394">
                <text:p>6.657394</text:p>
              </table:table-cell>
              <table:table-cell office:value-type="float" office:value="0.039838">
                <text:p>0.039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